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159" officeooo:paragraph-rsid="001b0159"/>
    </style:style>
    <style:style style:name="P2" style:family="paragraph" style:parent-style-name="Standard">
      <style:text-properties officeooo:rsid="001b0159" officeooo:paragraph-rsid="001d7c80"/>
    </style:style>
    <style:style style:name="P3" style:family="paragraph" style:parent-style-name="Standard">
      <style:text-properties officeooo:rsid="001f7712" officeooo:paragraph-rsid="001f7712"/>
    </style:style>
    <style:style style:name="T1" style:family="text">
      <style:text-properties officeooo:rsid="001bcb2d"/>
    </style:style>
    <style:style style:name="T2" style:family="text">
      <style:text-properties officeooo:rsid="001d7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y:</text:p>
      <text:p text:style-name="P1">As far as I can see their seems to be no tool to selectively delete cookies on <text:span text:style-name="T1">chrome when using</text:span> <text:span text:style-name="T1">linux</text:span> systems. So I made this ruby script to query the "cookies.db” file for chrome, and remove entries that don't equal the specified ones <text:span text:style-name="T1">that you define.</text:span></text:p>
      <text:p text:style-name="P1"/>
      <text:p text:style-name="P3">How:</text:p>
      <text:p text:style-name="P2">The best way to use this is t<text:span text:style-name="T2">o first wipe all your cookies, then “sign-in” or get the cookies for the sites that you want to keep. Then <text:s/>find your “Cookies.db” file location and paste that location onto line-6 of the script. Lastly open the “cookies.db” (with something like “DB Broswer for SQLite”) and copy all the contents of the “host_key” field under the cookies table, in the format used on line 7. Note that multiple cookies may exist for a* website. The script included has examples for reddit and google.</text:span></text:p>
      <text:p text:style-name="P2"/>
      <text:p text:style-name="P3">Required:</text:p>
      <text:p text:style-name="P3">Ruby 2.3.1 (see https://www.ruby-lang.org/en/documentation/installation/#ruby-install)</text:p>
      <text:p text:style-name="P3">Sqlite3 Gem (gem install sqlite3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6:51:00.947547263</meta:creation-date>
    <dc:date>2016-07-20T18:41:16.018769771</dc:date>
    <meta:editing-duration>PT8M44S</meta:editing-duration>
    <meta:editing-cycles>1</meta:editing-cycles>
    <meta:document-statistic meta:table-count="0" meta:image-count="0" meta:object-count="0" meta:page-count="1" meta:paragraph-count="7" meta:word-count="150" meta:character-count="902" meta:non-whitespace-character-count="758"/>
    <meta:generator>LibreOffice/5.1.4.2$Linux_X86_64 LibreOffice_project/10m0$Build-2</meta:generator>
  </office:meta>
</office:document-meta>
</file>